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7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125in"/>
    </style:style>
    <style:style style:name="co9" style:family="table-column">
      <style:table-column-properties fo:break-before="auto" style:column-width="1.7291666666666667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4062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21875in"/>
    </style:style>
    <style:style style:name="co15" style:family="table-column">
      <style:table-column-properties fo:break-before="auto" style:column-width="1.3541666666666667in"/>
    </style:style>
    <style:style style:name="co16" style:family="table-column">
      <style:table-column-properties fo:break-before="auto" style:column-width="1.4791666666666667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2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officers-assualted-activity-off">
      <style:table-properties table:display="true" style:writing-mode="lr-tb"/>
    </style:style>
    <style:style style:name="ta2" style:family="table" style:master-page-name="PageStyle_5f_weapons-used-percentage">
      <style:table-properties table:display="true" style:writing-mode="lr-tb"/>
    </style:style>
    <style:style style:name="ta3" style:family="table" style:master-page-name="PageStyle_5f_weapons-used-by-offense">
      <style:table-properties table:display="true" style:writing-mode="lr-tb"/>
    </style:style>
    <style:style style:name="ta4" style:family="table" style:master-page-name="PageStyle_5f_offenses-by-days-of-week">
      <style:table-properties table:display="true" style:writing-mode="lr-tb"/>
    </style:style>
    <style:style style:name="ta5" style:family="table" style:master-page-name="PageStyle_5f_type-of-injury-sustained">
      <style:table-properties table:display="true" style:writing-mode="lr-tb"/>
    </style:style>
    <style:style style:name="ta6" style:family="table" style:master-page-name="PageStyle_5f_officers-assaulted-by-assignmen">
      <style:table-properties table:display="true" style:writing-mode="lr-tb"/>
    </style:style>
    <style:style style:name="ta7" style:family="table" style:master-page-name="PageStyle_5f_officers-assaulted-by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ualted-activity-of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26.8">
            <text:p>26.8</text:p>
          </table:table-cell>
        </table:table-row>
        <table:table-row table:style-name="ro2">
          <table:table-cell table:style-name="ce21" office:value-type="string">
            <text:p>2. Burglaries in progress or pursuing burglary suspects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3. Robberies in progress or pursuing robbery suspect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4. Attempting other arrests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5. Civil disorder (riot, mass disobedience)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6. Handling, transporting, custody of prisoners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2.4">
            <text:p>12.4</text:p>
          </table:table-cell>
        </table:table-row>
        <table:table-row table:style-name="ro2">
          <table:table-cell table:style-name="ce21" office:value-type="string">
            <text:p>7. Investigating suspicious persons or circumstance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8.5">
            <text:p>8.5</text:p>
          </table:table-cell>
        </table:table-row>
        <table:table-row table:style-name="ro2">
          <table:table-cell table:style-name="ce21" office:value-type="string">
            <text:p>8. Ambush - no warn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9. Mentally derange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.6">
            <text:p>2.6</text:p>
          </table:table-cell>
        </table:table-row>
        <table:table-row table:style-name="ro2">
          <table:table-cell table:style-name="ce21" office:value-type="string">
            <text:p>10. Traffic pursuits and stops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0.6">
            <text:p>10.6</text:p>
          </table:table-cell>
        </table:table-row>
        <table:table-row table:style-name="ro2">
          <table:table-cell table:style-name="ce21" office:value-type="string">
            <text:p>11. All Other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2.8">
            <text:p>12.8</text:p>
          </table:table-cell>
        </table:table-row>
        <table:table-row table:style-name="ro2">
          <table:table-cell table:style-name="ce21" office:value-type="string">
            <text:p>12. Total</text:p>
          </table:table-cell>
          <table:table-cell table:style-name="ce21" table:formula="oooc:=SUM([.B2:.B12])" office:value-type="string">
            <text:p>1293</text:p>
          </table:table-cell>
          <table:table-cell table:style-name="ce21" table:formula="oooc:=SUM([.C2:.C12])" office:value-type="string">
            <text:p>99.9</text:p>
          </table:table-cell>
        </table:table-row>
      </table:table>
      <table:table table:name="weapons-used-percentage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Weapon Used on Officer(s)</text:p>
          </table:table-cell>
          <table:table-cell table:style-name="ce22" office:value-type="string">
            <text:p>Percentage</text:p>
          </table:table-cell>
        </table:table-row>
        <table:table-row table:style-name="ro2">
          <table:table-cell table:style-name="ce23" office:value-type="string">
            <text:p>Firearms</text:p>
          </table:table-cell>
          <table:table-cell table:style-name="ce24" office:value-type="percentage" office:value="0.024">
            <text:p>2.40%</text:p>
          </table:table-cell>
        </table:table-row>
        <table:table-row table:style-name="ro2">
          <table:table-cell table:style-name="ce23" office:value-type="string">
            <text:p>Motor Vehicle</text:p>
          </table:table-cell>
          <table:table-cell table:style-name="ce24" office:value-type="percentage" office:value="0.068">
            <text:p>6.80%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4" office:value-type="percentage" office:value="0.03">
            <text:p>3.00%</text:p>
          </table:table-cell>
        </table:table-row>
        <table:table-row table:style-name="ro2">
          <table:table-cell table:style-name="ce23" office:value-type="string">
            <text:p>Other Weapons</text:p>
          </table:table-cell>
          <table:table-cell table:style-name="ce24" office:value-type="percentage" office:value="0.176">
            <text:p>17.60%</text:p>
          </table:table-cell>
        </table:table-row>
        <table:table-row table:style-name="ro2">
          <table:table-cell table:style-name="ce23" office:value-type="string">
            <text:p>Personal Weapons</text:p>
          </table:table-cell>
          <table:table-cell table:style-name="ce24" office:value-type="percentage" office:value="0.693">
            <text:p>69.3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percentage" office:value="0.01">
            <text:p>1.00%</text:p>
          </table:table-cell>
        </table:table-row>
      </table:table>
      <table:table table:name="weapons-used-by-offense" table:style-name="ta3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7" table:default-cell-style-name="ce15" table:number-columns-repeated="254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906">
            <text:p>906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ir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194">
            <text:p>19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39">
            <text:p>39</text:p>
          </table:table-cell>
        </table:table-row>
      </table:table>
      <table:table table:name="offenses-by-days-of-week" table:style-name="ta4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37">
            <text:p>237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293</text:p>
          </table:table-cell>
        </table:table-row>
      </table:table>
      <table:table table:name="type-of-injury-sustained" table:style-name="ta5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8"/>
        <table:table-column table:style-name="co12" table:default-cell-style-name="ce15"/>
        <table:table-column table:style-name="co11" table:default-cell-style-name="ce15" table:number-columns-repeated="246"/>
        <table:table-row table:style-name="ro2">
          <table:table-cell table:style-name="ce21" office:value-type="string">
            <text:p>Type of Injury Sustained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nternal Injury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cerations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393">
            <text:p>393</text:p>
          </table:table-cell>
        </table:table-row>
        <table:table-row table:style-name="ro2">
          <table:table-cell table:style-name="ce21" office:value-type="string">
            <text:p>Major Injury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854">
            <text:p>854</text:p>
          </table:table-cell>
        </table:table-row>
      </table:table>
      <table:table table:name="officers-assaulted-by-assignmen" table:style-name="ta6" table:print="false">
        <office:forms form:automatic-focus="false" form:apply-design-mode="fal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3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0.6">
            <text:p>10.6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33.5">
            <text:p>33.5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5.7">
            <text:p>5.7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17.9">
            <text:p>17.9</text:p>
          </table:table-cell>
        </table:table-row>
      </table:table>
      <table:table table:name="officers-assaulted-by-time" table:style-name="ta7" table:print="false">
        <office:forms form:automatic-focus="false" form:apply-design-mode="false"/>
        <table:table-column table:style-name="co18" table:default-cell-style-name="ce15"/>
        <table:table-column table:style-name="co17" table:default-cell-style-name="ce15" table:number-columns-repeated="255"/>
        <table:table-row table:style-name="ro2">
          <table:table-cell table:style-name="ce21" office:value-type="string">
            <text:p>Time of Day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umber of Officers Assaulted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91">
            <text:p>1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ualted-activity-off" style:display-name="PageStyle_officers-assualted-activity-of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s-used-percentage" style:display-name="PageStyle_weapons-used-percent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eapons-used-by-offense" style:display-name="PageStyle_weapons-used-by-offens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ses-by-days-of-week" style:display-name="PageStyle_offenses-by-days-of-wee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assignmen" style:display-name="PageStyle_officers-assaulted-by-assignm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